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4fa" officeooo:paragraph-rsid="000104fa"/>
    </style:style>
    <style:style style:name="P2" style:family="paragraph" style:parent-style-name="Standard" style:list-style-name="L1">
      <style:text-properties officeooo:rsid="000104fa" officeooo:paragraph-rsid="000104fa"/>
    </style:style>
    <style:style style:name="P3" style:family="paragraph" style:parent-style-name="Standard">
      <style:text-properties fo:font-size="16pt" fo:font-weight="bold" officeooo:rsid="000368bc" officeooo:paragraph-rsid="000368b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104fa" officeooo:paragraph-rsid="000104fa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021941" officeooo:paragraph-rsid="000104fa"/>
    </style:style>
    <style:style style:name="P6" style:family="paragraph" style:parent-style-name="Standard">
      <style:text-properties officeooo:rsid="00021941" officeooo:paragraph-rsid="00021941"/>
    </style:style>
    <style:style style:name="P7" style:family="paragraph" style:parent-style-name="Standard">
      <style:text-properties officeooo:rsid="000234a9" officeooo:paragraph-rsid="000234a9"/>
    </style:style>
    <style:style style:name="P8" style:family="paragraph" style:parent-style-name="Standard">
      <style:text-properties officeooo:rsid="000234a9" officeooo:paragraph-rsid="000104fa"/>
    </style:style>
    <style:style style:name="T1" style:family="text">
      <style:text-properties officeooo:rsid="000368bc"/>
    </style:style>
    <style:style style:name="T2" style:family="text">
      <style:text-properties officeooo:rsid="00043f2f"/>
    </style:style>
    <style:style style:name="T3" style:family="text">
      <style:text-properties officeooo:rsid="0004fd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2 VSL/LLVM</text:p>
      <text:p text:style-name="P1"/>
      <text:p text:style-name="P1"/>
      <text:p text:style-name="P1">Ce que couvre le projet :</text:p>
      <text:p text:style-name="P1"/>
      <text:list xml:id="list2321728403" text:style-name="L1">
        <text:list-item>
          <text:p text:style-name="P2">Les expressions simples</text:p>
        </text:list-item>
        <text:list-item>
          <text:p text:style-name="P2">L’instruction d’affectation</text:p>
        </text:list-item>
        <text:list-item>
          <text:p text:style-name="P2">La gestion des blocs</text:p>
        </text:list-item>
        <text:list-item>
          <text:p text:style-name="P2">La déclaration des variables</text:p>
        </text:list-item>
        <text:list-item>
          <text:p text:style-name="P2">Les expressions avec variables</text:p>
        </text:list-item>
        <text:list-item>
          <text:p text:style-name="P2">Les instructions de contrôle if e twhile</text:p>
        </text:list-item>
        <text:list-item>
          <text:p text:style-name="P2">La définition et l’appel de fonctions (avec les prototypes)</text:p>
        </text:list-item>
        <text:list-item>
          <text:p text:style-name="P2">Les fonctions de la bibliothèque: PRINT et READ</text:p>
        </text:list-item>
        <text:list-item>
          <text:p text:style-name="P2">La gestion des tableaux (déclaration, expression, affectation et lecture)</text:p>
        </text:list-item>
      </text:list>
      <text:p text:style-name="P1"/>
      <text:p text:style-name="P8">La gestion des erreurs fonctionne. Tous les fichiers du dossier “testlevelerror” ont étaient testés. Seul le test sur le fichier “test_invalid_call3.vsl” ne fonctionne pas <text:span text:style-name="T3">(pas d’erreur)</text:span>.</text:p>
      <text:p text:style-name="P8"/>
      <text:p text:style-name="P8">Tous les fichiers du dossier “testlevel4” sont lus et correctement affichés avec le pretty printing. La grammaire semble donc valide.</text:p>
      <text:p text:style-name="P8"/>
      <text:p text:style-name="P8">Il y a un petit problème d’indentation.</text:p>
      <text:p text:style-name="P8"/>
      <text:p text:style-name="P3">Tester</text:p>
      <text:p text:style-name="P8"/>
      <text:p text:style-name="P8">Pour tester le programme, il faut avoir Java 11. Vous devez compiler le projet avec Gradle en faisant la commande <text:span text:style-name="T1">(se mettre dans le dossier contenant le fichier)</text:span> :</text:p>
      <text:p text:style-name="P8"/>
      <text:p text:style-name="P8">Sous Linux (dans un terminal) :</text:p>
      <text:p text:style-name="P8"/>
      <text:p text:style-name="P8">gradlew build</text:p>
      <text:p text:style-name="P8"/>
      <text:p text:style-name="P8">Sous Windows (powershell) :</text:p>
      <text:p text:style-name="P8"/>
      <text:p text:style-name="P8">gradlew.bat build</text:p>
      <text:p text:style-name="P8"/>
      <text:p text:style-name="P8">Ensuite, ouvrez Eclipse, “File → Import → Existing Gradle Project” <text:span text:style-name="T2">et</text:span> sélectionnez ensuite la racine du projet.</text:p>
      <text:p text:style-name="P8"/>
      <text:p text:style-name="P8">Il est possible que sur Eclipse vous ayez besoin du plugin ANTLR et Gradle (pas sûr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05T19:38:21.599000000</dc:date>
    <meta:editing-duration>PT15M12S</meta:editing-duration>
    <meta:editing-cycles>8</meta:editing-cycles>
    <meta:document-statistic meta:table-count="0" meta:image-count="0" meta:object-count="0" meta:page-count="1" meta:paragraph-count="22" meta:word-count="197" meta:character-count="1206" meta:non-whitespace-character-count="1040"/>
  </office:meta>
</office:document-meta>
</file>